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4.165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03cm" svg:stroke-color="#000000" draw:fill="solid" draw:fill-color="#000000" fo:padding-top="0.001cm" fo:padding-bottom="0.001cm" fo:padding-left="0.001cm" fo:padding-right="0.001cm"/>
    </style:style>
    <style:style style:name="gr3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20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6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5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1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7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6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2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15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55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29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12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47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15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5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40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53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26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cm" fo:padding-top="0cm" fo:padding-bottom="0cm" fo:padding-left="0cm" fo:padding-right="0cm"/>
    </style:style>
    <style:style style:name="gr22" style:family="graphic" style:parent-style-name="standard">
      <style:graphic-properties draw:stroke="solid" svg:stroke-width="0.003cm" svg:stroke-color="#808080" draw:fill="solid" draw:fill-color="#808080" fo:padding-top="0.001cm" fo:padding-bottom="0.001cm" fo:padding-left="0.001cm" fo:padding-right="0.001cm"/>
    </style:style>
    <style:style style:name="gr23" style:family="graphic" style:parent-style-name="standard">
      <style:graphic-properties draw:stroke="solid" svg:stroke-width="0.003cm" svg:stroke-color="#808080" draw:fill="none" fo:padding-top="0.001cm" fo:padding-bottom="0.001cm" fo:padding-left="0.001cm" fo:padding-right="0.001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82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4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1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1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8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2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6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84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226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5cm" fo:min-width="0cm"/>
    </style:style>
    <style:style style:name="gr38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91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11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85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2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2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58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79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67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07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0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66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87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color="#000000" style:font-name="Liberation Serif2" fo:font-size="18pt" fo:font-weight="bold" style:font-size-asian="18pt" style:font-name-complex="Liberation Serif2" style:font-size-complex="18pt" style:font-weight-complex="bold"/>
    </style:style>
    <style:style style:name="T2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3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14.624cm" svg:height="0.708cm" svg:x="3.982cm" svg:y="2.027cm">
          <draw:text-box>
            <text:p text:style-name="P1"><text:span text:style-name="T1">INDIAN INSTITUTE OF TECHNOLOGY,BOMBAY</text:span></text:p>
          </draw:text-box>
        </draw:frame>
        <draw:polygon draw:style-name="gr2" draw:layer="layout" svg:width="12.406cm" svg:height="0cm" svg:x="7.182cm" svg:y="5.231cm" svg:viewBox="0 0 12407 0" draw:points="0,0 12407,0">
          <text:p/>
        </draw:polygon>
        <draw:polygon draw:style-name="gr3" draw:layer="layout" svg:width="12.406cm" svg:height="0cm" svg:x="7.182cm" svg:y="5.231cm" svg:viewBox="0 0 12407 0" draw:points="0,0 12407,0">
          <text:p/>
        </draw:polygon>
        <draw:polygon draw:style-name="gr2" draw:layer="layout" svg:width="12.406cm" svg:height="0cm" svg:x="7.182cm" svg:y="6.127cm" svg:viewBox="0 0 12407 0" draw:points="0,0 12407,0">
          <text:p/>
        </draw:polygon>
        <draw:polygon draw:style-name="gr3" draw:layer="layout" svg:width="12.406cm" svg:height="0cm" svg:x="7.182cm" svg:y="6.127cm" svg:viewBox="0 0 12407 0" draw:points="0,0 12407,0">
          <text:p/>
        </draw:polygon>
        <draw:polygon draw:style-name="gr2" draw:layer="layout" svg:width="12.406cm" svg:height="0cm" svg:x="7.182cm" svg:y="7.02cm" svg:viewBox="0 0 12407 0" draw:points="0,0 12407,0">
          <text:p/>
        </draw:polygon>
        <draw:polygon draw:style-name="gr3" draw:layer="layout" svg:width="12.406cm" svg:height="0cm" svg:x="7.182cm" svg:y="7.02cm" svg:viewBox="0 0 12407 0" draw:points="0,0 12407,0">
          <text:p/>
        </draw:polygon>
        <draw:polygon draw:style-name="gr2" draw:layer="layout" svg:width="12.406cm" svg:height="0cm" svg:x="7.182cm" svg:y="7.916cm" svg:viewBox="0 0 12407 0" draw:points="0,0 12407,0">
          <text:p/>
        </draw:polygon>
        <draw:polygon draw:style-name="gr3" draw:layer="layout" svg:width="12.406cm" svg:height="0cm" svg:x="7.182cm" svg:y="7.916cm" svg:viewBox="0 0 12407 0" draw:points="0,0 12407,0">
          <text:p/>
        </draw:polygon>
        <draw:polygon draw:style-name="gr2" draw:layer="layout" svg:width="12.406cm" svg:height="0cm" svg:x="7.182cm" svg:y="8.808cm" svg:viewBox="0 0 12407 0" draw:points="0,0 12407,0">
          <text:p/>
        </draw:polygon>
        <draw:polygon draw:style-name="gr3" draw:layer="layout" svg:width="12.406cm" svg:height="0cm" svg:x="7.182cm" svg:y="8.808cm" svg:viewBox="0 0 12407 0" draw:points="0,0 12407,0">
          <text:p/>
        </draw:polygon>
        <draw:polygon draw:style-name="gr2" draw:layer="layout" svg:width="12.406cm" svg:height="0cm" svg:x="7.182cm" svg:y="9.704cm" svg:viewBox="0 0 12407 0" draw:points="0,0 12407,0">
          <text:p/>
        </draw:polygon>
        <draw:polygon draw:style-name="gr3" draw:layer="layout" svg:width="12.406cm" svg:height="0cm" svg:x="7.182cm" svg:y="9.704cm" svg:viewBox="0 0 12407 0" draw:points="0,0 12407,0">
          <text:p/>
        </draw:polygon>
        <draw:frame draw:style-name="gr4" draw:layer="layout" svg:width="13.46cm" svg:height="0.475cm" svg:x="4.572cm" svg:y="2.96cm">
          <draw:text-box>
            <text:p text:style-name="P1"><text:span text:style-name="T2">FORM FOR EXTERNAL PROJECT/SUMMER TRAINING STUDENTS</text:span></text:p>
          </draw:text-box>
        </draw:frame>
        <draw:frame draw:style-name="gr5" draw:layer="layout" svg:width="3.986cm" svg:height="0.475cm" svg:x="3.1cm" svg:y="4.455cm">
          <draw:text-box>
            <text:p text:style-name="P1"><text:span text:style-name="T3">Name <text:s text:c="26"/>:</text:span></text:p>
          </draw:text-box>
        </draw:frame>
        <draw:frame draw:style-name="gr6" draw:layer="layout" svg:width="3.977cm" svg:height="0.475cm" svg:x="3.1cm" svg:y="5.348cm">
          <draw:text-box>
            <text:p text:style-name="P1"><text:span text:style-name="T3">College/University <text:s text:c="5"/>:</text:span></text:p>
          </draw:text-box>
        </draw:frame>
        <draw:frame draw:style-name="gr7" draw:layer="layout" svg:width="3.935cm" svg:height="0.475cm" svg:x="3.1cm" svg:y="6.244cm">
          <draw:text-box>
            <text:p text:style-name="P1"><text:span text:style-name="T3">Degree/Discipline <text:s text:c="6"/>:</text:span></text:p>
          </draw:text-box>
        </draw:frame>
        <draw:frame draw:style-name="gr8" draw:layer="layout" svg:width="3.892cm" svg:height="0.475cm" svg:x="3.1cm" svg:y="7.136cm">
          <draw:text-box>
            <text:p text:style-name="P1"><text:span text:style-name="T3">Guide in IITB <text:s text:c="12"/>:</text:span></text:p>
          </draw:text-box>
        </draw:frame>
        <draw:frame draw:style-name="gr9" draw:layer="layout" svg:width="3.884cm" svg:height="0.475cm" svg:x="3.1cm" svg:y="8.033cm">
          <draw:text-box>
            <text:p text:style-name="P1"><text:span text:style-name="T3">Topic/Title <text:s text:c="17"/>:</text:span></text:p>
          </draw:text-box>
        </draw:frame>
        <draw:frame draw:style-name="gr10" draw:layer="layout" svg:width="3.935cm" svg:height="0.475cm" svg:x="3.1cm" svg:y="8.925cm">
          <draw:text-box>
            <text:p text:style-name="P1"><text:span text:style-name="T3">Duration(from -to) <text:s text:c="5"/>:</text:span></text:p>
          </draw:text-box>
        </draw:frame>
        <draw:frame draw:style-name="gr11" draw:layer="layout" svg:width="10.289cm" svg:height="0.475cm" svg:x="3.005cm" svg:y="9.722cm">
          <draw:text-box>
            <text:p text:style-name="P1"><text:span text:style-name="T3">(I understand that IPR rules will be as per IIT Bombay rules)</text:span></text:p>
          </draw:text-box>
        </draw:frame>
        <draw:frame draw:style-name="gr12" draw:layer="layout" svg:width="15.754cm" svg:height="0.475cm" svg:x="3.005cm" svg:y="10.664cm">
          <draw:text-box>
            <text:p text:style-name="P1"><text:span text:style-name="T3"><text:s text:c="118"/></text:span><text:span text:style-name="T3">Student's Signature</text:span></text:p>
          </draw:text-box>
        </draw:frame>
        <draw:frame draw:style-name="gr13" draw:layer="layout" svg:width="16.512cm" svg:height="0.475cm" svg:x="3.005cm" svg:y="11.151cm">
          <draw:text-box>
            <text:p text:style-name="P1"><text:span text:style-name="T3">______________________________________________________________________________</text:span></text:p>
          </draw:text-box>
        </draw:frame>
        <draw:frame draw:style-name="gr14" draw:layer="layout" svg:width="16.131cm" svg:height="0.475cm" svg:x="3.005cm" svg:y="13.098cm">
          <draw:text-box>
            <text:p text:style-name="P1"><text:span text:style-name="T3">(Signature &amp; Seal of Student's <text:s text:c="13"/>(Signature &amp; Seal of <text:s text:c="22"/>(Signature &amp; Seal of </text:span></text:p>
          </draw:text-box>
        </draw:frame>
        <draw:frame draw:style-name="gr15" draw:layer="layout" svg:width="4.616cm" svg:height="0.475cm" svg:x="3.005cm" svg:y="13.585cm">
          <draw:text-box>
            <text:p text:style-name="P1"><text:span text:style-name="T3">College Principal/Director)</text:span></text:p>
          </draw:text-box>
        </draw:frame>
        <draw:frame draw:style-name="gr16" draw:layer="layout" svg:width="10.284cm" svg:height="0.475cm" svg:x="8.008cm" svg:y="13.585cm">
          <draw:text-box>
            <text:p text:style-name="P1"><text:span text:style-name="T3"><text:s text:c="16"/></text:span><text:span text:style-name="T3">Head of Dept. at IITB) <text:s text:c="20"/>Guide at IITB)</text:span></text:p>
          </draw:text-box>
        </draw:frame>
        <draw:frame draw:style-name="gr17" draw:layer="layout" svg:width="16.618cm" svg:height="0.475cm" svg:x="3.005cm" svg:y="14.072cm">
          <draw:text-box>
            <text:p text:style-name="P1"><text:span text:style-name="T3">______________________________________________________________________________ </text:span></text:p>
          </draw:text-box>
        </draw:frame>
        <draw:frame draw:style-name="gr18" draw:layer="layout" svg:width="16.495cm" svg:height="0.475cm" svg:x="3.005cm" svg:y="14.559cm">
          <draw:text-box>
            <text:p text:style-name="P1"><text:span text:style-name="T3">Students should submit the form along with 2 passport size photographs in Academic office after </text:span></text:p>
          </draw:text-box>
        </draw:frame>
        <draw:frame draw:style-name="gr19" draw:layer="layout" svg:width="16.622cm" svg:height="0.475cm" svg:x="3.005cm" svg:y="15.046cm">
          <draw:text-box>
            <text:p text:style-name="P1"><text:span text:style-name="T3">obtaining the signatures of Principal/Director of College,Guide and Head of Department as above </text:span></text:p>
          </draw:text-box>
        </draw:frame>
        <draw:frame draw:style-name="gr20" draw:layer="layout" svg:width="10.369cm" svg:height="0.475cm" svg:x="3.005cm" svg:y="15.533cm">
          <draw:text-box>
            <text:p text:style-name="P1"><text:span text:style-name="T3">and Recommendation letter from College Principal/Director. </text:span></text:p>
          </draw:text-box>
        </draw:frame>
        <draw:frame draw:style-name="gr13" draw:layer="layout" svg:width="16.512cm" svg:height="0.475cm" svg:x="3.005cm" svg:y="16.019cm">
          <draw:text-box>
            <text:p text:style-name="P1"><text:span text:style-name="T3">______________________________________________________________________________</text:span></text:p>
          </draw:text-box>
        </draw:frame>
        <draw:frame draw:style-name="gr21" draw:layer="layout" svg:width="6.813cm" svg:height="0.475cm" svg:x="3.005cm" svg:y="16.506cm">
          <draw:text-box>
            <text:p text:style-name="P1"><text:span text:style-name="T3">For Academic office use only: Checklist</text:span></text:p>
          </draw:text-box>
        </draw:frame>
        <draw:polygon draw:style-name="gr22" draw:layer="layout" svg:width="0.457cm" svg:height="0cm" svg:x="7.013cm" svg:y="17.462cm" svg:viewBox="0 0 458 0" draw:points="0,0 458,0">
          <text:p/>
        </draw:polygon>
        <draw:polygon draw:style-name="gr23" draw:layer="layout" svg:width="0.457cm" svg:height="0cm" svg:x="7.013cm" svg:y="17.462cm" svg:viewBox="0 0 458 0" draw:points="0,0 458,0">
          <text:p/>
        </draw:polygon>
        <draw:polygon draw:style-name="gr22" draw:layer="layout" svg:width="0.401cm" svg:height="0cm" svg:x="7.052cm" svg:y="17.501cm" svg:viewBox="0 0 402 0" draw:points="0,0 402,0">
          <text:p/>
        </draw:polygon>
        <draw:polygon draw:style-name="gr23" draw:layer="layout" svg:width="0.401cm" svg:height="0cm" svg:x="7.052cm" svg:y="17.501cm" svg:viewBox="0 0 402 0" draw:points="0,0 402,0">
          <text:p/>
        </draw:polygon>
        <draw:polygon draw:style-name="gr22" draw:layer="layout" svg:width="7.168cm" svg:height="0cm" svg:x="7.471cm" svg:y="17.462cm" svg:viewBox="0 0 7169 0" draw:points="0,0 7169,0">
          <text:p/>
        </draw:polygon>
        <draw:polygon draw:style-name="gr23" draw:layer="layout" svg:width="7.168cm" svg:height="0cm" svg:x="7.471cm" svg:y="17.462cm" svg:viewBox="0 0 7169 0" draw:points="0,0 7169,0">
          <text:p/>
        </draw:polygon>
        <draw:polygon draw:style-name="gr22" draw:layer="layout" svg:width="7.128cm" svg:height="0cm" svg:x="7.493cm" svg:y="17.501cm" svg:viewBox="0 0 7129 0" draw:points="0,0 7129,0">
          <text:p/>
        </draw:polygon>
        <draw:polygon draw:style-name="gr23" draw:layer="layout" svg:width="7.128cm" svg:height="0cm" svg:x="7.493cm" svg:y="17.501cm" svg:viewBox="0 0 7129 0" draw:points="0,0 7129,0">
          <text:p/>
        </draw:polygon>
        <draw:polygon draw:style-name="gr22" draw:layer="layout" svg:width="0.941cm" svg:height="0cm" svg:x="14.64cm" svg:y="17.462cm" svg:viewBox="0 0 942 0" draw:points="0,0 942,0">
          <text:p/>
        </draw:polygon>
        <draw:polygon draw:style-name="gr23" draw:layer="layout" svg:width="0.941cm" svg:height="0cm" svg:x="14.64cm" svg:y="17.462cm" svg:viewBox="0 0 942 0" draw:points="0,0 942,0">
          <text:p/>
        </draw:polygon>
        <draw:polygon draw:style-name="gr22" draw:layer="layout" svg:width="0.881cm" svg:height="0cm" svg:x="14.661cm" svg:y="17.501cm" svg:viewBox="0 0 882 0" draw:points="0,0 882,0">
          <text:p/>
        </draw:polygon>
        <draw:polygon draw:style-name="gr23" draw:layer="layout" svg:width="0.881cm" svg:height="0cm" svg:x="14.661cm" svg:y="17.501cm" svg:viewBox="0 0 882 0" draw:points="0,0 882,0">
          <text:p/>
        </draw:polygon>
        <draw:polygon draw:style-name="gr22" draw:layer="layout" svg:width="0.401cm" svg:height="0cm" svg:x="7.052cm" svg:y="18.086cm" svg:viewBox="0 0 402 0" draw:points="0,0 402,0">
          <text:p/>
        </draw:polygon>
        <draw:polygon draw:style-name="gr23" draw:layer="layout" svg:width="0.401cm" svg:height="0cm" svg:x="7.052cm" svg:y="18.086cm" svg:viewBox="0 0 402 0" draw:points="0,0 402,0">
          <text:p/>
        </draw:polygon>
        <draw:polygon draw:style-name="gr22" draw:layer="layout" svg:width="0.401cm" svg:height="0cm" svg:x="7.052cm" svg:y="18.125cm" svg:viewBox="0 0 402 0" draw:points="0,0 402,0">
          <text:p/>
        </draw:polygon>
        <draw:polygon draw:style-name="gr23" draw:layer="layout" svg:width="0.401cm" svg:height="0cm" svg:x="7.052cm" svg:y="18.125cm" svg:viewBox="0 0 402 0" draw:points="0,0 402,0">
          <text:p/>
        </draw:polygon>
        <draw:polygon draw:style-name="gr22" draw:layer="layout" svg:width="7.128cm" svg:height="0cm" svg:x="7.493cm" svg:y="18.086cm" svg:viewBox="0 0 7129 0" draw:points="0,0 7129,0">
          <text:p/>
        </draw:polygon>
        <draw:polygon draw:style-name="gr23" draw:layer="layout" svg:width="7.128cm" svg:height="0cm" svg:x="7.493cm" svg:y="18.086cm" svg:viewBox="0 0 7129 0" draw:points="0,0 7129,0">
          <text:p/>
        </draw:polygon>
        <draw:polygon draw:style-name="gr22" draw:layer="layout" svg:width="7.128cm" svg:height="0cm" svg:x="7.493cm" svg:y="18.125cm" svg:viewBox="0 0 7129 0" draw:points="0,0 7129,0">
          <text:p/>
        </draw:polygon>
        <draw:polygon draw:style-name="gr23" draw:layer="layout" svg:width="7.128cm" svg:height="0cm" svg:x="7.493cm" svg:y="18.125cm" svg:viewBox="0 0 7129 0" draw:points="0,0 7129,0">
          <text:p/>
        </draw:polygon>
        <draw:polygon draw:style-name="gr22" draw:layer="layout" svg:width="0.881cm" svg:height="0cm" svg:x="14.661cm" svg:y="18.086cm" svg:viewBox="0 0 882 0" draw:points="0,0 882,0">
          <text:p/>
        </draw:polygon>
        <draw:polygon draw:style-name="gr23" draw:layer="layout" svg:width="0.881cm" svg:height="0cm" svg:x="14.661cm" svg:y="18.086cm" svg:viewBox="0 0 882 0" draw:points="0,0 882,0">
          <text:p/>
        </draw:polygon>
        <draw:polygon draw:style-name="gr22" draw:layer="layout" svg:width="0.881cm" svg:height="0cm" svg:x="14.661cm" svg:y="18.125cm" svg:viewBox="0 0 882 0" draw:points="0,0 882,0">
          <text:p/>
        </draw:polygon>
        <draw:polygon draw:style-name="gr23" draw:layer="layout" svg:width="0.881cm" svg:height="0cm" svg:x="14.661cm" svg:y="18.125cm" svg:viewBox="0 0 882 0" draw:points="0,0 882,0">
          <text:p/>
        </draw:polygon>
        <draw:polygon draw:style-name="gr22" draw:layer="layout" svg:width="0.401cm" svg:height="0cm" svg:x="7.052cm" svg:y="18.711cm" svg:viewBox="0 0 402 0" draw:points="0,0 402,0">
          <text:p/>
        </draw:polygon>
        <draw:polygon draw:style-name="gr23" draw:layer="layout" svg:width="0.401cm" svg:height="0cm" svg:x="7.052cm" svg:y="18.711cm" svg:viewBox="0 0 402 0" draw:points="0,0 402,0">
          <text:p/>
        </draw:polygon>
        <draw:polygon draw:style-name="gr22" draw:layer="layout" svg:width="0.401cm" svg:height="0cm" svg:x="7.052cm" svg:y="18.75cm" svg:viewBox="0 0 402 0" draw:points="0,0 402,0">
          <text:p/>
        </draw:polygon>
        <draw:polygon draw:style-name="gr23" draw:layer="layout" svg:width="0.401cm" svg:height="0cm" svg:x="7.052cm" svg:y="18.75cm" svg:viewBox="0 0 402 0" draw:points="0,0 402,0">
          <text:p/>
        </draw:polygon>
        <draw:polygon draw:style-name="gr22" draw:layer="layout" svg:width="7.128cm" svg:height="0cm" svg:x="7.493cm" svg:y="18.711cm" svg:viewBox="0 0 7129 0" draw:points="0,0 7129,0">
          <text:p/>
        </draw:polygon>
        <draw:polygon draw:style-name="gr23" draw:layer="layout" svg:width="7.128cm" svg:height="0cm" svg:x="7.493cm" svg:y="18.711cm" svg:viewBox="0 0 7129 0" draw:points="0,0 7129,0">
          <text:p/>
        </draw:polygon>
        <draw:polygon draw:style-name="gr22" draw:layer="layout" svg:width="7.128cm" svg:height="0cm" svg:x="7.493cm" svg:y="18.75cm" svg:viewBox="0 0 7129 0" draw:points="0,0 7129,0">
          <text:p/>
        </draw:polygon>
        <draw:polygon draw:style-name="gr23" draw:layer="layout" svg:width="7.128cm" svg:height="0cm" svg:x="7.493cm" svg:y="18.75cm" svg:viewBox="0 0 7129 0" draw:points="0,0 7129,0">
          <text:p/>
        </draw:polygon>
        <draw:polygon draw:style-name="gr22" draw:layer="layout" svg:width="0.881cm" svg:height="0cm" svg:x="14.661cm" svg:y="18.711cm" svg:viewBox="0 0 882 0" draw:points="0,0 882,0">
          <text:p/>
        </draw:polygon>
        <draw:polygon draw:style-name="gr23" draw:layer="layout" svg:width="0.881cm" svg:height="0cm" svg:x="14.661cm" svg:y="18.711cm" svg:viewBox="0 0 882 0" draw:points="0,0 882,0">
          <text:p/>
        </draw:polygon>
        <draw:polygon draw:style-name="gr22" draw:layer="layout" svg:width="0.881cm" svg:height="0cm" svg:x="14.661cm" svg:y="18.75cm" svg:viewBox="0 0 882 0" draw:points="0,0 882,0">
          <text:p/>
        </draw:polygon>
        <draw:polygon draw:style-name="gr23" draw:layer="layout" svg:width="0.881cm" svg:height="0cm" svg:x="14.661cm" svg:y="18.75cm" svg:viewBox="0 0 882 0" draw:points="0,0 882,0">
          <text:p/>
        </draw:polygon>
        <draw:polygon draw:style-name="gr22" draw:layer="layout" svg:width="0.401cm" svg:height="0cm" svg:x="7.052cm" svg:y="19.822cm" svg:viewBox="0 0 402 0" draw:points="0,0 402,0">
          <text:p/>
        </draw:polygon>
        <draw:polygon draw:style-name="gr23" draw:layer="layout" svg:width="0.401cm" svg:height="0cm" svg:x="7.052cm" svg:y="19.822cm" svg:viewBox="0 0 402 0" draw:points="0,0 402,0">
          <text:p/>
        </draw:polygon>
        <draw:polygon draw:style-name="gr22" draw:layer="layout" svg:width="0.401cm" svg:height="0cm" svg:x="7.052cm" svg:y="19.861cm" svg:viewBox="0 0 402 0" draw:points="0,0 402,0">
          <text:p/>
        </draw:polygon>
        <draw:polygon draw:style-name="gr23" draw:layer="layout" svg:width="0.401cm" svg:height="0cm" svg:x="7.052cm" svg:y="19.861cm" svg:viewBox="0 0 402 0" draw:points="0,0 402,0">
          <text:p/>
        </draw:polygon>
        <draw:polygon draw:style-name="gr22" draw:layer="layout" svg:width="7.128cm" svg:height="0cm" svg:x="7.493cm" svg:y="19.822cm" svg:viewBox="0 0 7129 0" draw:points="0,0 7129,0">
          <text:p/>
        </draw:polygon>
        <draw:polygon draw:style-name="gr23" draw:layer="layout" svg:width="7.128cm" svg:height="0cm" svg:x="7.493cm" svg:y="19.822cm" svg:viewBox="0 0 7129 0" draw:points="0,0 7129,0">
          <text:p/>
        </draw:polygon>
        <draw:polygon draw:style-name="gr22" draw:layer="layout" svg:width="7.128cm" svg:height="0cm" svg:x="7.493cm" svg:y="19.861cm" svg:viewBox="0 0 7129 0" draw:points="0,0 7129,0">
          <text:p/>
        </draw:polygon>
        <draw:polygon draw:style-name="gr23" draw:layer="layout" svg:width="7.128cm" svg:height="0cm" svg:x="7.493cm" svg:y="19.861cm" svg:viewBox="0 0 7129 0" draw:points="0,0 7129,0">
          <text:p/>
        </draw:polygon>
        <draw:polygon draw:style-name="gr22" draw:layer="layout" svg:width="0.881cm" svg:height="0cm" svg:x="14.661cm" svg:y="19.822cm" svg:viewBox="0 0 882 0" draw:points="0,0 882,0">
          <text:p/>
        </draw:polygon>
        <draw:polygon draw:style-name="gr23" draw:layer="layout" svg:width="0.881cm" svg:height="0cm" svg:x="14.661cm" svg:y="19.822cm" svg:viewBox="0 0 882 0" draw:points="0,0 882,0">
          <text:p/>
        </draw:polygon>
        <draw:polygon draw:style-name="gr22" draw:layer="layout" svg:width="0.881cm" svg:height="0cm" svg:x="14.661cm" svg:y="19.861cm" svg:viewBox="0 0 882 0" draw:points="0,0 882,0">
          <text:p/>
        </draw:polygon>
        <draw:polygon draw:style-name="gr23" draw:layer="layout" svg:width="0.881cm" svg:height="0cm" svg:x="14.661cm" svg:y="19.861cm" svg:viewBox="0 0 882 0" draw:points="0,0 882,0">
          <text:p/>
        </draw:polygon>
        <draw:polygon draw:style-name="gr22" draw:layer="layout" svg:width="0.401cm" svg:height="0cm" svg:x="7.052cm" svg:y="20.447cm" svg:viewBox="0 0 402 0" draw:points="0,0 402,0">
          <text:p/>
        </draw:polygon>
        <draw:polygon draw:style-name="gr23" draw:layer="layout" svg:width="0.401cm" svg:height="0cm" svg:x="7.052cm" svg:y="20.447cm" svg:viewBox="0 0 402 0" draw:points="0,0 402,0">
          <text:p/>
        </draw:polygon>
        <draw:polygon draw:style-name="gr22" draw:layer="layout" svg:width="0.457cm" svg:height="0cm" svg:x="7.013cm" svg:y="20.485cm" svg:viewBox="0 0 458 0" draw:points="0,0 458,0">
          <text:p/>
        </draw:polygon>
        <draw:polygon draw:style-name="gr23" draw:layer="layout" svg:width="0.457cm" svg:height="0cm" svg:x="7.013cm" svg:y="20.485cm" svg:viewBox="0 0 458 0" draw:points="0,0 458,0">
          <text:p/>
        </draw:polygon>
        <draw:polygon draw:style-name="gr22" draw:layer="layout" svg:width="7.128cm" svg:height="0cm" svg:x="7.493cm" svg:y="20.447cm" svg:viewBox="0 0 7129 0" draw:points="0,0 7129,0">
          <text:p/>
        </draw:polygon>
        <draw:polygon draw:style-name="gr23" draw:layer="layout" svg:width="7.128cm" svg:height="0cm" svg:x="7.493cm" svg:y="20.447cm" svg:viewBox="0 0 7129 0" draw:points="0,0 7129,0">
          <text:p/>
        </draw:polygon>
        <draw:polygon draw:style-name="gr22" draw:layer="layout" svg:width="7.168cm" svg:height="0cm" svg:x="7.471cm" svg:y="20.485cm" svg:viewBox="0 0 7169 0" draw:points="0,0 7169,0">
          <text:p/>
        </draw:polygon>
        <draw:polygon draw:style-name="gr23" draw:layer="layout" svg:width="7.168cm" svg:height="0cm" svg:x="7.471cm" svg:y="20.485cm" svg:viewBox="0 0 7169 0" draw:points="0,0 7169,0">
          <text:p/>
        </draw:polygon>
        <draw:polygon draw:style-name="gr22" draw:layer="layout" svg:width="0.881cm" svg:height="0cm" svg:x="14.661cm" svg:y="20.447cm" svg:viewBox="0 0 882 0" draw:points="0,0 882,0">
          <text:p/>
        </draw:polygon>
        <draw:polygon draw:style-name="gr23" draw:layer="layout" svg:width="0.881cm" svg:height="0cm" svg:x="14.661cm" svg:y="20.447cm" svg:viewBox="0 0 882 0" draw:points="0,0 882,0">
          <text:p/>
        </draw:polygon>
        <draw:polygon draw:style-name="gr22" draw:layer="layout" svg:width="0.941cm" svg:height="0cm" svg:x="14.64cm" svg:y="20.485cm" svg:viewBox="0 0 942 0" draw:points="0,0 942,0">
          <text:p/>
        </draw:polygon>
        <draw:polygon draw:style-name="gr23" draw:layer="layout" svg:width="0.941cm" svg:height="0cm" svg:x="14.64cm" svg:y="20.485cm" svg:viewBox="0 0 942 0" draw:points="0,0 942,0">
          <text:p/>
        </draw:polygon>
        <draw:polygon draw:style-name="gr22" draw:layer="layout" svg:width="0cm" svg:height="0.623cm" svg:x="7.013cm" svg:y="17.462cm" svg:viewBox="0 0 0 624" draw:points="0,0 0,624">
          <text:p/>
        </draw:polygon>
        <draw:polygon draw:style-name="gr23" draw:layer="layout" svg:width="0cm" svg:height="0.623cm" svg:x="7.013cm" svg:y="17.462cm" svg:viewBox="0 0 0 624" draw:points="0,0 0,624">
          <text:p/>
        </draw:polygon>
        <draw:polygon draw:style-name="gr22" draw:layer="layout" svg:width="0cm" svg:height="0.584cm" svg:x="7.052cm" svg:y="17.501cm" svg:viewBox="0 0 0 585" draw:points="0,0 0,585">
          <text:p/>
        </draw:polygon>
        <draw:polygon draw:style-name="gr23" draw:layer="layout" svg:width="0cm" svg:height="0.584cm" svg:x="7.052cm" svg:y="17.501cm" svg:viewBox="0 0 0 585" draw:points="0,0 0,585">
          <text:p/>
        </draw:polygon>
        <draw:polygon draw:style-name="gr22" draw:layer="layout" svg:width="0cm" svg:height="0.624cm" svg:x="7.013cm" svg:y="18.086cm" svg:viewBox="0 0 0 625" draw:points="0,0 0,625">
          <text:p/>
        </draw:polygon>
        <draw:polygon draw:style-name="gr23" draw:layer="layout" svg:width="0cm" svg:height="0.624cm" svg:x="7.013cm" svg:y="18.086cm" svg:viewBox="0 0 0 625" draw:points="0,0 0,625">
          <text:p/>
        </draw:polygon>
        <draw:polygon draw:style-name="gr22" draw:layer="layout" svg:width="0cm" svg:height="0.585cm" svg:x="7.052cm" svg:y="18.125cm" svg:viewBox="0 0 0 586" draw:points="0,0 0,586">
          <text:p/>
        </draw:polygon>
        <draw:polygon draw:style-name="gr23" draw:layer="layout" svg:width="0cm" svg:height="0.585cm" svg:x="7.052cm" svg:y="18.125cm" svg:viewBox="0 0 0 586" draw:points="0,0 0,586">
          <text:p/>
        </draw:polygon>
        <draw:polygon draw:style-name="gr22" draw:layer="layout" svg:width="0cm" svg:height="1.11cm" svg:x="7.013cm" svg:y="18.711cm" svg:viewBox="0 0 0 1111" draw:points="0,0 0,1111">
          <text:p/>
        </draw:polygon>
        <draw:polygon draw:style-name="gr23" draw:layer="layout" svg:width="0cm" svg:height="1.11cm" svg:x="7.013cm" svg:y="18.711cm" svg:viewBox="0 0 0 1111" draw:points="0,0 0,1111">
          <text:p/>
        </draw:polygon>
        <draw:polygon draw:style-name="gr22" draw:layer="layout" svg:width="0cm" svg:height="1.071cm" svg:x="7.052cm" svg:y="18.75cm" svg:viewBox="0 0 0 1072" draw:points="0,0 0,1072">
          <text:p/>
        </draw:polygon>
        <draw:polygon draw:style-name="gr23" draw:layer="layout" svg:width="0cm" svg:height="1.071cm" svg:x="7.052cm" svg:y="18.75cm" svg:viewBox="0 0 0 1072" draw:points="0,0 0,1072">
          <text:p/>
        </draw:polygon>
        <draw:polygon draw:style-name="gr22" draw:layer="layout" svg:width="0cm" svg:height="0.662cm" svg:x="7.013cm" svg:y="19.822cm" svg:viewBox="0 0 0 663" draw:points="0,0 0,663">
          <text:p/>
        </draw:polygon>
        <draw:polygon draw:style-name="gr23" draw:layer="layout" svg:width="0cm" svg:height="0.662cm" svg:x="7.013cm" svg:y="19.822cm" svg:viewBox="0 0 0 663" draw:points="0,0 0,663">
          <text:p/>
        </draw:polygon>
        <draw:polygon draw:style-name="gr22" draw:layer="layout" svg:width="0cm" svg:height="0.585cm" svg:x="7.052cm" svg:y="19.861cm" svg:viewBox="0 0 0 586" draw:points="0,0 0,586">
          <text:p/>
        </draw:polygon>
        <draw:polygon draw:style-name="gr23" draw:layer="layout" svg:width="0cm" svg:height="0.585cm" svg:x="7.052cm" svg:y="19.861cm" svg:viewBox="0 0 0 586" draw:points="0,0 0,586">
          <text:p/>
        </draw:polygon>
        <draw:polygon draw:style-name="gr22" draw:layer="layout" svg:width="0cm" svg:height="0.584cm" svg:x="7.454cm" svg:y="17.501cm" svg:viewBox="0 0 0 585" draw:points="0,0 0,585">
          <text:p/>
        </draw:polygon>
        <draw:polygon draw:style-name="gr23" draw:layer="layout" svg:width="0cm" svg:height="0.584cm" svg:x="7.454cm" svg:y="17.501cm" svg:viewBox="0 0 0 585" draw:points="0,0 0,585">
          <text:p/>
        </draw:polygon>
        <draw:polygon draw:style-name="gr22" draw:layer="layout" svg:width="0cm" svg:height="0.584cm" svg:x="7.493cm" svg:y="17.501cm" svg:viewBox="0 0 0 585" draw:points="0,0 0,585">
          <text:p/>
        </draw:polygon>
        <draw:polygon draw:style-name="gr23" draw:layer="layout" svg:width="0cm" svg:height="0.584cm" svg:x="7.493cm" svg:y="17.501cm" svg:viewBox="0 0 0 585" draw:points="0,0 0,585">
          <text:p/>
        </draw:polygon>
        <draw:polygon draw:style-name="gr22" draw:layer="layout" svg:width="0cm" svg:height="0.585cm" svg:x="7.454cm" svg:y="18.125cm" svg:viewBox="0 0 0 586" draw:points="0,0 0,586">
          <text:p/>
        </draw:polygon>
        <draw:polygon draw:style-name="gr23" draw:layer="layout" svg:width="0cm" svg:height="0.585cm" svg:x="7.454cm" svg:y="18.125cm" svg:viewBox="0 0 0 586" draw:points="0,0 0,586">
          <text:p/>
        </draw:polygon>
        <draw:polygon draw:style-name="gr22" draw:layer="layout" svg:width="0cm" svg:height="0.585cm" svg:x="7.493cm" svg:y="18.125cm" svg:viewBox="0 0 0 586" draw:points="0,0 0,586">
          <text:p/>
        </draw:polygon>
        <draw:polygon draw:style-name="gr23" draw:layer="layout" svg:width="0cm" svg:height="0.585cm" svg:x="7.493cm" svg:y="18.125cm" svg:viewBox="0 0 0 586" draw:points="0,0 0,586">
          <text:p/>
        </draw:polygon>
        <draw:polygon draw:style-name="gr22" draw:layer="layout" svg:width="0cm" svg:height="1.071cm" svg:x="7.454cm" svg:y="18.75cm" svg:viewBox="0 0 0 1072" draw:points="0,0 0,1072">
          <text:p/>
        </draw:polygon>
        <draw:polygon draw:style-name="gr23" draw:layer="layout" svg:width="0cm" svg:height="1.071cm" svg:x="7.454cm" svg:y="18.75cm" svg:viewBox="0 0 0 1072" draw:points="0,0 0,1072">
          <text:p/>
        </draw:polygon>
        <draw:polygon draw:style-name="gr22" draw:layer="layout" svg:width="0cm" svg:height="1.071cm" svg:x="7.493cm" svg:y="18.75cm" svg:viewBox="0 0 0 1072" draw:points="0,0 0,1072">
          <text:p/>
        </draw:polygon>
        <draw:polygon draw:style-name="gr23" draw:layer="layout" svg:width="0cm" svg:height="1.071cm" svg:x="7.493cm" svg:y="18.75cm" svg:viewBox="0 0 0 1072" draw:points="0,0 0,1072">
          <text:p/>
        </draw:polygon>
        <draw:polygon draw:style-name="gr22" draw:layer="layout" svg:width="0cm" svg:height="0.585cm" svg:x="7.454cm" svg:y="19.861cm" svg:viewBox="0 0 0 586" draw:points="0,0 0,586">
          <text:p/>
        </draw:polygon>
        <draw:polygon draw:style-name="gr23" draw:layer="layout" svg:width="0cm" svg:height="0.585cm" svg:x="7.454cm" svg:y="19.861cm" svg:viewBox="0 0 0 586" draw:points="0,0 0,586">
          <text:p/>
        </draw:polygon>
        <draw:polygon draw:style-name="gr22" draw:layer="layout" svg:width="0cm" svg:height="0.585cm" svg:x="7.493cm" svg:y="19.861cm" svg:viewBox="0 0 0 586" draw:points="0,0 0,586">
          <text:p/>
        </draw:polygon>
        <draw:polygon draw:style-name="gr23" draw:layer="layout" svg:width="0cm" svg:height="0.585cm" svg:x="7.493cm" svg:y="19.861cm" svg:viewBox="0 0 0 586" draw:points="0,0 0,586">
          <text:p/>
        </draw:polygon>
        <draw:polygon draw:style-name="gr22" draw:layer="layout" svg:width="0cm" svg:height="0.584cm" svg:x="14.622cm" svg:y="17.501cm" svg:viewBox="0 0 0 585" draw:points="0,0 0,585">
          <text:p/>
        </draw:polygon>
        <draw:polygon draw:style-name="gr23" draw:layer="layout" svg:width="0cm" svg:height="0.584cm" svg:x="14.622cm" svg:y="17.501cm" svg:viewBox="0 0 0 585" draw:points="0,0 0,585">
          <text:p/>
        </draw:polygon>
        <draw:polygon draw:style-name="gr22" draw:layer="layout" svg:width="0cm" svg:height="0.584cm" svg:x="14.661cm" svg:y="17.501cm" svg:viewBox="0 0 0 585" draw:points="0,0 0,585">
          <text:p/>
        </draw:polygon>
        <draw:polygon draw:style-name="gr23" draw:layer="layout" svg:width="0cm" svg:height="0.584cm" svg:x="14.661cm" svg:y="17.501cm" svg:viewBox="0 0 0 585" draw:points="0,0 0,585">
          <text:p/>
        </draw:polygon>
        <draw:polygon draw:style-name="gr22" draw:layer="layout" svg:width="0cm" svg:height="0.585cm" svg:x="14.622cm" svg:y="18.125cm" svg:viewBox="0 0 0 586" draw:points="0,0 0,586">
          <text:p/>
        </draw:polygon>
        <draw:polygon draw:style-name="gr23" draw:layer="layout" svg:width="0cm" svg:height="0.585cm" svg:x="14.622cm" svg:y="18.125cm" svg:viewBox="0 0 0 586" draw:points="0,0 0,586">
          <text:p/>
        </draw:polygon>
        <draw:polygon draw:style-name="gr22" draw:layer="layout" svg:width="0cm" svg:height="0.585cm" svg:x="14.661cm" svg:y="18.125cm" svg:viewBox="0 0 0 586" draw:points="0,0 0,586">
          <text:p/>
        </draw:polygon>
        <draw:polygon draw:style-name="gr23" draw:layer="layout" svg:width="0cm" svg:height="0.585cm" svg:x="14.661cm" svg:y="18.125cm" svg:viewBox="0 0 0 586" draw:points="0,0 0,586">
          <text:p/>
        </draw:polygon>
        <draw:polygon draw:style-name="gr22" draw:layer="layout" svg:width="0cm" svg:height="1.071cm" svg:x="14.622cm" svg:y="18.75cm" svg:viewBox="0 0 0 1072" draw:points="0,0 0,1072">
          <text:p/>
        </draw:polygon>
        <draw:polygon draw:style-name="gr23" draw:layer="layout" svg:width="0cm" svg:height="1.071cm" svg:x="14.622cm" svg:y="18.75cm" svg:viewBox="0 0 0 1072" draw:points="0,0 0,1072">
          <text:p/>
        </draw:polygon>
        <draw:polygon draw:style-name="gr22" draw:layer="layout" svg:width="0cm" svg:height="1.071cm" svg:x="14.661cm" svg:y="18.75cm" svg:viewBox="0 0 0 1072" draw:points="0,0 0,1072">
          <text:p/>
        </draw:polygon>
        <draw:polygon draw:style-name="gr23" draw:layer="layout" svg:width="0cm" svg:height="1.071cm" svg:x="14.661cm" svg:y="18.75cm" svg:viewBox="0 0 0 1072" draw:points="0,0 0,1072">
          <text:p/>
        </draw:polygon>
        <draw:polygon draw:style-name="gr22" draw:layer="layout" svg:width="0cm" svg:height="0.585cm" svg:x="14.622cm" svg:y="19.861cm" svg:viewBox="0 0 0 586" draw:points="0,0 0,586">
          <text:p/>
        </draw:polygon>
        <draw:polygon draw:style-name="gr23" draw:layer="layout" svg:width="0cm" svg:height="0.585cm" svg:x="14.622cm" svg:y="19.861cm" svg:viewBox="0 0 0 586" draw:points="0,0 0,586">
          <text:p/>
        </draw:polygon>
        <draw:polygon draw:style-name="gr22" draw:layer="layout" svg:width="0cm" svg:height="0.585cm" svg:x="14.661cm" svg:y="19.861cm" svg:viewBox="0 0 0 586" draw:points="0,0 0,586">
          <text:p/>
        </draw:polygon>
        <draw:polygon draw:style-name="gr23" draw:layer="layout" svg:width="0cm" svg:height="0.585cm" svg:x="14.661cm" svg:y="19.861cm" svg:viewBox="0 0 0 586" draw:points="0,0 0,586">
          <text:p/>
        </draw:polygon>
        <draw:polygon draw:style-name="gr22" draw:layer="layout" svg:width="0cm" svg:height="0.584cm" svg:x="15.543cm" svg:y="17.501cm" svg:viewBox="0 0 0 585" draw:points="0,0 0,585">
          <text:p/>
        </draw:polygon>
        <draw:polygon draw:style-name="gr23" draw:layer="layout" svg:width="0cm" svg:height="0.584cm" svg:x="15.543cm" svg:y="17.501cm" svg:viewBox="0 0 0 585" draw:points="0,0 0,585">
          <text:p/>
        </draw:polygon>
        <draw:polygon draw:style-name="gr22" draw:layer="layout" svg:width="0cm" svg:height="0.623cm" svg:x="15.582cm" svg:y="17.462cm" svg:viewBox="0 0 0 624" draw:points="0,0 0,624">
          <text:p/>
        </draw:polygon>
        <draw:polygon draw:style-name="gr23" draw:layer="layout" svg:width="0cm" svg:height="0.623cm" svg:x="15.582cm" svg:y="17.462cm" svg:viewBox="0 0 0 624" draw:points="0,0 0,624">
          <text:p/>
        </draw:polygon>
        <draw:polygon draw:style-name="gr22" draw:layer="layout" svg:width="0cm" svg:height="0.585cm" svg:x="15.543cm" svg:y="18.125cm" svg:viewBox="0 0 0 586" draw:points="0,0 0,586">
          <text:p/>
        </draw:polygon>
        <draw:polygon draw:style-name="gr23" draw:layer="layout" svg:width="0cm" svg:height="0.585cm" svg:x="15.543cm" svg:y="18.125cm" svg:viewBox="0 0 0 586" draw:points="0,0 0,586">
          <text:p/>
        </draw:polygon>
        <draw:polygon draw:style-name="gr22" draw:layer="layout" svg:width="0cm" svg:height="0.624cm" svg:x="15.582cm" svg:y="18.086cm" svg:viewBox="0 0 0 625" draw:points="0,0 0,625">
          <text:p/>
        </draw:polygon>
        <draw:polygon draw:style-name="gr23" draw:layer="layout" svg:width="0cm" svg:height="0.624cm" svg:x="15.582cm" svg:y="18.086cm" svg:viewBox="0 0 0 625" draw:points="0,0 0,625">
          <text:p/>
        </draw:polygon>
        <draw:polygon draw:style-name="gr22" draw:layer="layout" svg:width="0cm" svg:height="1.071cm" svg:x="15.543cm" svg:y="18.75cm" svg:viewBox="0 0 0 1072" draw:points="0,0 0,1072">
          <text:p/>
        </draw:polygon>
        <draw:polygon draw:style-name="gr23" draw:layer="layout" svg:width="0cm" svg:height="1.071cm" svg:x="15.543cm" svg:y="18.75cm" svg:viewBox="0 0 0 1072" draw:points="0,0 0,1072">
          <text:p/>
        </draw:polygon>
        <draw:polygon draw:style-name="gr22" draw:layer="layout" svg:width="0cm" svg:height="1.11cm" svg:x="15.582cm" svg:y="18.711cm" svg:viewBox="0 0 0 1111" draw:points="0,0 0,1111">
          <text:p/>
        </draw:polygon>
        <draw:polygon draw:style-name="gr23" draw:layer="layout" svg:width="0cm" svg:height="1.11cm" svg:x="15.582cm" svg:y="18.711cm" svg:viewBox="0 0 0 1111" draw:points="0,0 0,1111">
          <text:p/>
        </draw:polygon>
        <draw:polygon draw:style-name="gr22" draw:layer="layout" svg:width="0cm" svg:height="0.585cm" svg:x="15.543cm" svg:y="19.861cm" svg:viewBox="0 0 0 586" draw:points="0,0 0,586">
          <text:p/>
        </draw:polygon>
        <draw:polygon draw:style-name="gr23" draw:layer="layout" svg:width="0cm" svg:height="0.585cm" svg:x="15.543cm" svg:y="19.861cm" svg:viewBox="0 0 0 586" draw:points="0,0 0,586">
          <text:p/>
        </draw:polygon>
        <draw:polygon draw:style-name="gr22" draw:layer="layout" svg:width="0cm" svg:height="0.662cm" svg:x="15.582cm" svg:y="19.822cm" svg:viewBox="0 0 0 663" draw:points="0,0 0,663">
          <text:p/>
        </draw:polygon>
        <draw:polygon draw:style-name="gr23" draw:layer="layout" svg:width="0cm" svg:height="0.662cm" svg:x="15.582cm" svg:y="19.822cm" svg:viewBox="0 0 0 663" draw:points="0,0 0,663">
          <text:p/>
        </draw:polygon>
        <draw:frame draw:style-name="gr24" draw:layer="layout" svg:width="0.108cm" svg:height="0.475cm" svg:x="3.005cm" svg:y="16.993cm">
          <draw:text-box>
            <text:p text:style-name="P1"><text:span text:style-name="T3"><text:s/></text:span></text:p>
          </draw:text-box>
        </draw:frame>
        <draw:frame draw:style-name="gr25" draw:layer="layout" svg:width="5cm" svg:height="0.475cm" svg:x="7.083cm" svg:y="17.568cm">
          <draw:text-box>
            <text:p text:style-name="P1"><text:span text:style-name="T3">1Letter of Recommendation </text:span></text:p>
          </draw:text-box>
        </draw:frame>
        <draw:frame draw:style-name="gr26" draw:layer="layout" svg:width="6.826cm" svg:height="0.475cm" svg:x="7.083cm" svg:y="18.193cm">
          <draw:text-box>
            <text:p text:style-name="P1"><text:span text:style-name="T3">2Guide's/Head of Department Signature</text:span></text:p>
          </draw:text-box>
        </draw:frame>
        <draw:frame draw:style-name="gr24" draw:layer="layout" svg:width="0.214cm" svg:height="0.475cm" svg:x="7.083cm" svg:y="19.06cm">
          <draw:text-box>
            <text:p text:style-name="P1"><text:span text:style-name="T3">3</text:span></text:p>
          </draw:text-box>
        </draw:frame>
        <draw:frame draw:style-name="gr27" draw:layer="layout" svg:width="5.251cm" svg:height="0.475cm" svg:x="7.524cm" svg:y="18.817cm">
          <draw:text-box>
            <text:p text:style-name="P1"><text:span text:style-name="T3">Signature of Student's College </text:span></text:p>
          </draw:text-box>
        </draw:frame>
        <draw:frame draw:style-name="gr28" draw:layer="layout" svg:width="3.054cm" svg:height="0.475cm" svg:x="7.524cm" svg:y="19.304cm">
          <draw:text-box>
            <text:p text:style-name="P1"><text:span text:style-name="T3">Principal/Director</text:span></text:p>
          </draw:text-box>
        </draw:frame>
        <draw:frame draw:style-name="gr29" draw:layer="layout" svg:width="3.216cm" svg:height="0.475cm" svg:x="7.083cm" svg:y="19.928cm">
          <draw:text-box>
            <text:p text:style-name="P1"><text:span text:style-name="T3">4Two photographs</text:span></text:p>
          </draw:text-box>
        </draw:frame>
        <draw:frame draw:style-name="gr30" draw:layer="layout" svg:width="5.184cm" svg:height="0.475cm" svg:x="14.403cm" svg:y="21.964cm">
          <draw:text-box>
            <text:p text:style-name="P1"><text:span text:style-name="T3">Dy./Asst. Registar(Academic) </text:span></text:p>
          </draw:text-box>
        </draw:frame>
        <draw:frame draw:style-name="gr13" draw:layer="layout" svg:width="16.512cm" svg:height="0.475cm" svg:x="3.005cm" svg:y="22.451cm">
          <draw:text-box>
            <text:p text:style-name="P1"><text:span text:style-name="T3">______________________________________________________________________________</text:span></text:p>
          </draw:text-box>
        </draw:frame>
        <draw:frame draw:style-name="gr31" draw:layer="layout" svg:width="7.288cm" svg:height="0.475cm" svg:x="3.005cm" svg:y="22.937cm">
          <draw:text-box>
            <text:p text:style-name="P1"><text:span text:style-name="T3">Approved / Not approved Dean(AP), IITB </text:span></text:p>
          </draw:text-box>
        </draw:frame>
        <draw:frame draw:style-name="gr24" draw:layer="layout" svg:width="0.108cm" svg:height="0.475cm" svg:x="10.509cm" svg:y="22.937cm">
          <draw:text-box>
            <text:p text:style-name="P1"><text:span text:style-name="T3"><text:s/></text:span></text:p>
          </draw:text-box>
        </draw:frame>
        <draw:frame draw:style-name="gr32" draw:layer="layout" svg:width="2.606cm" svg:height="0.475cm" svg:x="16.986cm" svg:y="23.911cm">
          <draw:text-box>
            <text:p text:style-name="P1"><text:span text:style-name="T3"><text:s text:c="2"/></text:span><text:span text:style-name="T3">DeanAP)IITB</text:span></text:p>
          </draw:text-box>
        </draw:frame>
        <draw:frame draw:style-name="gr13" draw:layer="layout" svg:width="16.512cm" svg:height="0.475cm" svg:x="3.086cm" svg:y="24.398cm">
          <draw:text-box>
            <text:p text:style-name="P1"><text:span text:style-name="T3">______________________________________________________________________________</text:span></text:p>
          </draw:text-box>
        </draw:frame>
        <draw:frame draw:style-name="gr33" draw:layer="layout" svg:width="2.889cm" svg:height="0.475cm" svg:x="3.005cm" svg:y="24.885cm">
          <draw:text-box>
            <text:p text:style-name="P1"><text:span text:style-name="T3">To: Cash Section</text:span></text:p>
          </draw:text-box>
        </draw:frame>
        <draw:frame draw:style-name="gr34" draw:layer="layout" svg:width="8.951cm" svg:height="0.475cm" svg:x="3.005cm" svg:y="25.372cm">
          <draw:text-box>
            <text:p text:style-name="P1"><text:span text:style-name="T3">Kindly collect external student fee of Rs._________ </text:span></text:p>
          </draw:text-box>
        </draw:frame>
        <draw:frame draw:style-name="gr35" draw:layer="layout" svg:width="5.323cm" svg:height="0.475cm" svg:x="14.262cm" svg:y="26.832cm">
          <draw:text-box>
            <text:p text:style-name="P1"><text:span text:style-name="T3">Dy. /Asst.Reigstrar(Academic) </text:span></text:p>
          </draw:text-box>
        </draw:frame>
        <draw:frame draw:style-name="gr36" draw:text-style-name="P2" draw:layer="layout" svg:width="4.345cm" svg:height="0.708cm" svg:x="7.3cm" svg:y="4.511cm">
          <draw:text-box>
            <text:p text:style-name="P2"><text:span text:style-name="T4">Shashank Rao M</text:span></text:p>
          </draw:text-box>
        </draw:frame>
        <draw:frame draw:style-name="gr36" draw:text-style-name="P2" draw:layer="layout" svg:width="11.309cm" svg:height="0.708cm" svg:x="7.252cm" svg:y="5.4cm">
          <draw:text-box>
            <text:p text:style-name="P3"><text:span text:style-name="T4"><text:s/></text:span><text:span text:style-name="T4">National Institute Of Technology,Karnataka</text:span></text:p>
          </draw:text-box>
        </draw:frame>
        <draw:frame draw:style-name="gr36" draw:text-style-name="P2" draw:layer="layout" svg:width="1.814cm" svg:height="0.708cm" svg:x="7.4cm" svg:y="6.292cm">
          <draw:text-box>
            <text:p text:style-name="P2"><text:span text:style-name="T4">B.Tech</text:span></text:p>
          </draw:text-box>
        </draw:frame>
        <draw:frame draw:style-name="gr36" draw:text-style-name="P2" draw:layer="layout" svg:width="4.028cm" svg:height="0.708cm" svg:x="7.5cm" svg:y="7.192cm">
          <draw:text-box>
            <text:p text:style-name="P2"><text:span text:style-name="T4">Dr.Arpita Sinha</text:span></text:p>
          </draw:text-box>
        </draw:frame>
        <draw:frame draw:style-name="gr37" draw:text-style-name="P2" draw:layer="layout" svg:width="4.604cm" svg:height="0.735cm" svg:x="7.496cm" svg:y="8.965cm">
          <draw:text-box>
            <text:p><text:span text:style-name="T4">15</text:span><text:span text:style-name="T5">th</text:span><text:span text:style-name="T4"> May-10</text:span><text:span text:style-name="T5">th</text:span><text:span text:style-name="T4"> July</text:span></text:p>
          </draw:text-box>
        </draw:frame>
      </draw:page>
      <draw:page draw:name="page2" draw:style-name="dp1" draw:master-page-name="master-page26">
        <draw:line draw:style-name="gr38" draw:layer="layout" svg:x1="9.129cm" svg:y1="3.587cm" svg:x2="13.472cm" svg:y2="3.587cm">
          <text:p/>
        </draw:line>
        <draw:frame draw:style-name="gr39" draw:layer="layout" svg:width="4.328cm" svg:height="0.708cm" svg:x="9.129cm" svg:y="2.969cm">
          <draw:text-box>
            <text:p text:style-name="P1"><text:span text:style-name="T1">CERTIFICATE</text:span></text:p>
          </draw:text-box>
        </draw:frame>
        <draw:frame draw:style-name="gr40" draw:layer="layout" svg:width="16.288cm" svg:height="0.475cm" svg:x="3.005cm" svg:y="5.461cm">
          <draw:text-box>
            <text:p text:style-name="P1"><text:span text:style-name="T3">Mr./Miss.__________________________________________________________________ has</text:span></text:p>
          </draw:text-box>
        </draw:frame>
        <draw:frame draw:style-name="gr41" draw:layer="layout" svg:width="7.956cm" svg:height="0.475cm" svg:x="3.005cm" svg:y="6.159cm">
          <draw:text-box>
            <text:p text:style-name="P1"><text:span text:style-name="T3">completed his / her project work satisfactorily. </text:span></text:p>
          </draw:text-box>
        </draw:frame>
        <draw:frame draw:style-name="gr42" draw:layer="layout" svg:width="2.728cm" svg:height="0.475cm" svg:x="3.005cm" svg:y="7.556cm">
          <draw:text-box>
            <text:p text:style-name="P1"><text:span text:style-name="T3">1. Project Title: </text:span></text:p>
          </draw:text-box>
        </draw:frame>
        <draw:frame draw:style-name="gr13" draw:layer="layout" svg:width="16.512cm" svg:height="0.475cm" svg:x="3.005cm" svg:y="8.043cm">
          <draw:text-box>
            <text:p text:style-name="P1"><text:span text:style-name="T3">______________________________________________________________________________</text:span></text:p>
          </draw:text-box>
        </draw:frame>
        <draw:frame draw:style-name="gr13" draw:layer="layout" svg:width="16.512cm" svg:height="0.475cm" svg:x="3.005cm" svg:y="8.742cm">
          <draw:text-box>
            <text:p text:style-name="P1"><text:span text:style-name="T3">______________________________________________________________________________</text:span></text:p>
          </draw:text-box>
        </draw:frame>
        <draw:frame draw:style-name="gr13" draw:layer="layout" svg:width="16.512cm" svg:height="0.475cm" svg:x="3.005cm" svg:y="9.44cm">
          <draw:text-box>
            <text:p text:style-name="P1"><text:span text:style-name="T3">______________________________________________________________________________</text:span></text:p>
          </draw:text-box>
        </draw:frame>
        <draw:frame draw:style-name="gr24" draw:layer="layout" svg:width="0.108cm" svg:height="0.475cm" svg:x="3.005cm" svg:y="10.139cm">
          <draw:text-box>
            <text:p text:style-name="P1"><text:span text:style-name="T3"><text:s/></text:span></text:p>
          </draw:text-box>
        </draw:frame>
        <draw:frame draw:style-name="gr43" draw:layer="layout" svg:width="8.134cm" svg:height="0.475cm" svg:x="3.005cm" svg:y="10.837cm">
          <draw:text-box>
            <text:p text:style-name="P1"><text:span text:style-name="T3">2. Duration of work :_____________________ </text:span></text:p>
          </draw:text-box>
        </draw:frame>
        <draw:frame draw:style-name="gr44" draw:layer="layout" svg:width="8.676cm" svg:height="0.475cm" svg:x="3.005cm" svg:y="12.234cm">
          <draw:text-box>
            <text:p text:style-name="P1"><text:span text:style-name="T3">3. He / she may be issued a certificate accordingly. </text:span></text:p>
          </draw:text-box>
        </draw:frame>
        <draw:frame draw:style-name="gr45" draw:layer="layout" svg:width="13.904cm" svg:height="0.475cm" svg:x="4.346cm" svg:y="13.631cm">
          <draw:text-box>
            <text:p text:style-name="P1"><text:span text:style-name="T3"><text:s text:c="102"/></text:span><text:span text:style-name="T3">Guide's Signature </text:span></text:p>
          </draw:text-box>
        </draw:frame>
        <draw:frame draw:style-name="gr46" draw:layer="layout" svg:width="5.785cm" svg:height="0.475cm" svg:x="13.811cm" svg:y="14.33cm">
          <draw:text-box>
            <text:p text:style-name="P1"><text:span text:style-name="T3">Name: _____________________ </text:span></text:p>
          </draw:text-box>
        </draw:frame>
        <draw:frame draw:style-name="gr47" draw:layer="layout" svg:width="16.288cm" svg:height="0.475cm" svg:x="3.157cm" svg:y="15.028cm">
          <draw:text-box>
            <text:p text:style-name="P1"><text:span text:style-name="T3"><text:s text:c="102"/></text:span><text:span text:style-name="T3">Dept: _____________________</text:span></text:p>
          </draw:text-box>
        </draw:frame>
        <draw:frame draw:style-name="gr48" draw:layer="layout" svg:width="4.159cm" svg:height="0.475cm" svg:x="3.005cm" svg:y="16.425cm">
          <draw:text-box>
            <text:p text:style-name="P1"><text:span text:style-name="T3">To: ________________ </text:span></text:p>
          </draw:text-box>
        </draw:frame>
        <draw:frame draw:style-name="gr49" draw:layer="layout" svg:width="8.769cm" svg:height="0.475cm" svg:x="3.005cm" svg:y="17.124cm">
          <draw:text-box>
            <text:p text:style-name="P1"><text:span text:style-name="T3">The Dy./Asst.Registrar(Acad): ________________ </text:span></text:p>
          </draw:text-box>
        </draw:frame>
        <draw:frame draw:style-name="gr50" draw:layer="layout" svg:width="7.089cm" svg:height="0.475cm" svg:x="3.005cm" svg:y="17.822cm">
          <draw:text-box>
            <text:p text:style-name="P1"><text:span text:style-name="T3">Certificate issued on: ________________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5-16T14:48:41.679793775</dc:date>
    <meta:document-statistic meta:object-count="194"/>
    <meta:generator>LibreOffice/4.2.8.2$Linux_X86_64 LibreOffice_project/420m0$Build-2</meta:generator>
  </office:meta>
</office:document-meta>
</file>